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104cm" table:align="left"/>
    </style:style>
    <style:style style:name="Table1.A" style:family="table-column">
      <style:table-column-properties style:column-width="0.942cm"/>
    </style:style>
    <style:style style:name="Table1.B" style:family="table-column">
      <style:table-column-properties style:column-width="2.103cm"/>
    </style:style>
    <style:style style:name="Table1.C" style:family="table-column">
      <style:table-column-properties style:column-width="0.884cm"/>
    </style:style>
    <style:style style:name="Table1.D" style:family="table-column">
      <style:table-column-properties style:column-width="3.741cm"/>
    </style:style>
    <style:style style:name="Table1.E" style:family="table-column">
      <style:table-column-properties style:column-width="2.738cm"/>
    </style:style>
    <style:style style:name="Table1.F" style:family="table-column">
      <style:table-column-properties style:column-width="4.69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ext_20_body" style:list-style-name="L6"/>
    <style:style style:name="P8" style:family="paragraph" style:parent-style-name="Preformatted_20_Text">
      <style:paragraph-properties fo:margin-top="0cm" fo:margin-bottom="0.499cm" style:contextual-spacing="false"/>
    </style:style>
    <style:style style:name="P9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ROJECT LUCID: A STRUCTURAL MODERNIZATION OF THE URDU ORTHOGRAPHIC STANDARD</text:span></text:h>
      <text:p text:style-name="Horizontal_20_Line"/>
      <text:h text:style-name="Heading_20_2" text:outline-level="2"><text:span text:style-name="Strong_20_Emphasis">I. EXECUTIVE SUMMARY</text:span></text:h>
      <text:p text:style-name="Text_20_body"><text:span text:style-name="Strong_20_Emphasis">Project Lucid</text:span> represents a <text:span text:style-name="Strong_20_Emphasis">paradigm shift</text:span> in the <text:span text:style-name="Strong_20_Emphasis">digital representation</text:span> of the <text:span text:style-name="Strong_20_Emphasis">Urdu language</text:span>. For over four decades, the digitization of Urdu has been constrained by the <text:span text:style-name="Strong_20_Emphasis">"Nastaliq Tax"</text:span>—a computational overhead created by the complex, context-sensitive, and calligraphic nature of the <text:span text:style-name="Strong_20_Emphasis">Perso-Arabic script</text:span>. While the traditional <text:span text:style-name="Strong_20_Emphasis">Nastaliq script</text:span> is revered for its beauty, its complexity introduces significant barriers to <text:span text:style-name="Strong_20_Emphasis">rapid digital communication</text:span>, <text:span text:style-name="Strong_20_Emphasis">data searchability</text:span>, and <text:span text:style-name="Strong_20_Emphasis">cross-platform accessibility</text:span>.</text:p>
      <text:p text:style-name="Text_20_body"><text:span text:style-name="Strong_20_Emphasis">Project Lucid</text:span> offers a new approach: <text:span text:style-name="Strong_20_Emphasis">phonetic, non-joining orthography</text:span> using <text:span text:style-name="Strong_20_Emphasis">39 discrete, non-joining phonetic glyphs</text:span>, each designed within a fixed <text:span text:style-name="Strong_20_Emphasis">25mm x 25mm isometric square</text:span>. This design allows for <text:span text:style-name="Strong_20_Emphasis">monospaced typing</text:span> in <text:span text:style-name="Strong_20_Emphasis">Urdu</text:span>, mirroring the simplicity and efficiency of <text:span text:style-name="Strong_20_Emphasis">Latin text</text:span> while preserving the <text:span text:style-name="Strong_20_Emphasis">phonetic accuracy</text:span> of the language.</text:p>
      <text:p text:style-name="Text_20_body">This document outlines the <text:span text:style-name="Strong_20_Emphasis">linguistic theory</text:span>, the <text:span text:style-name="Strong_20_Emphasis">design principles</text:span>, and the <text:span text:style-name="Strong_20_Emphasis">engineering specifications</text:span> for <text:span text:style-name="Strong_20_Emphasis">Project Lucid</text:span>, which aims to <text:span text:style-name="Strong_20_Emphasis">simplify</text:span> the orthographic system while maintaining the <text:span text:style-name="Strong_20_Emphasis">phonetic richness</text:span> and <text:span text:style-name="Strong_20_Emphasis">cultural integrity</text:span> of the Urdu language. This new standard, once adopted, will require no special <text:span text:style-name="Strong_20_Emphasis">Internationalization (i18n)</text:span> infrastructure, making it compatible with <text:span text:style-name="Strong_20_Emphasis">global digital platforms</text:span>.</text:p>
      <text:p text:style-name="Text_20_body">For more information, visit the official website at <text:a xlink:type="simple" xlink:href="https://lucid.shehroz.pk/" text:style-name="Internet_20_link" text:visited-style-name="Visited_20_Internet_20_Link">lucid.shehroz.pk</text:a> and the <text:a xlink:type="simple" xlink:href="https://github.com/xehroz/lucid" text:style-name="Internet_20_link" text:visited-style-name="Visited_20_Internet_20_Link">GitHub repository</text:a>.</text:p>
      <text:p text:style-name="Horizontal_20_Line"/>
      <text:h text:style-name="Heading_20_2" text:outline-level="2"><text:span text:style-name="Strong_20_Emphasis">II. THE LINGUISTIC CRISIS: THE "NASTALIQ BARRIER"</text:span></text:h>
      <text:h text:style-name="Heading_20_3" text:outline-level="3">2.1 <text:span text:style-name="Strong_20_Emphasis">The Computational Overhead of Traditional Urdu Script</text:span></text:h>
      <text:p text:style-name="Text_20_body">Urdu’s traditional script, <text:span text:style-name="Strong_20_Emphasis">Nastaliq</text:span>, poses several challenges in <text:span text:style-name="Strong_20_Emphasis">digital environments</text:span>. The <text:span text:style-name="Strong_20_Emphasis">shaping engine</text:span> required to render this script is computationally expensive, especially when used in devices with limited resources, such as mobile phones or lower-end computers. This complexity stems from the <text:span text:style-name="Strong_20_Emphasis">context-sensitive nature</text:span> of the script, where a letter can take different forms depending on whether it appears at the beginning, middle, or end of a word.</text:p>
      <text:list text:style-name="L1">
        <text:list-item>
          <text:p text:style-name="P1"><text:span text:style-name="Strong_20_Emphasis">Shaping Mechanism</text:span>:<text:line-break/>To render correct forms of the letters, the system uses a <text:span text:style-name="Strong_20_Emphasis">complex shaping engine</text:span>. This results in <text:span text:style-name="Strong_20_Emphasis">high memory usage</text:span> and <text:span text:style-name="Strong_20_Emphasis">slow rendering speeds</text:span>, especially in environments with low processing power.</text:p>
        </text:list-item>
        <text:list-item>
          <text:p text:style-name="P1"><text:soft-page-break/><text:span text:style-name="Strong_20_Emphasis">Issues with Low-Memory Environments</text:span>:<text:line-break/>In <text:span text:style-name="Strong_20_Emphasis">mobile-first</text:span> applications or devices with limited hardware capabilities, these complex <text:span text:style-name="Strong_20_Emphasis">shaping engines</text:span> may fail, leading to <text:span text:style-name="Strong_20_Emphasis">broken</text:span> or <text:span text:style-name="Strong_20_Emphasis">misrendered text</text:span>, where Urdu characters are displayed as isolated letters.</text:p>
        </text:list-item>
        <text:list-item>
          <text:p text:style-name="P1"><text:span text:style-name="Strong_20_Emphasis">Lucid’s Solution</text:span>:<text:line-break/><text:span text:style-name="Strong_20_Emphasis">Project Lucid</text:span> solves this problem by adopting a <text:span text:style-name="Strong_20_Emphasis">phonetic</text:span> system, where each phoneme is mapped to a <text:span text:style-name="Strong_20_Emphasis">discrete, non-joining glyph</text:span>. This approach eliminates the need for <text:span text:style-name="Strong_20_Emphasis">shaping engines</text:span> altogether, resulting in <text:span text:style-name="Strong_20_Emphasis">instant rendering</text:span> of text with <text:span text:style-name="Strong_20_Emphasis">consistent behavior</text:span>, even in <text:span text:style-name="Strong_20_Emphasis">resource-constrained environments</text:span>.</text:p>
        </text:list-item>
      </text:list>
      <text:p text:style-name="Horizontal_20_Line"/>
      <text:h text:style-name="Heading_20_3" text:outline-level="3">2.2 <text:span text:style-name="Strong_20_Emphasis">The Searchability Gap in Urdu</text:span></text:h>
      <text:p text:style-name="Text_20_body">Despite its widespread use in text messaging and online communication, <text:span text:style-name="Strong_20_Emphasis">Roman Urdu</text:span> lacks a standardized system for encoding. This results in inconsistencies across different platforms and applications. Consequently, <text:span text:style-name="Strong_20_Emphasis">data searchability</text:span> in Urdu remains a challenge.</text:p>
      <text:list text:style-name="L2">
        <text:list-item>
          <text:p text:style-name="P2"><text:span text:style-name="Strong_20_Emphasis">Roman Urdu</text:span> is typically written using <text:span text:style-name="Strong_20_Emphasis">Latin characters</text:span>, but without a <text:span text:style-name="Strong_20_Emphasis">standardized orthographic system</text:span>, searching for <text:span text:style-name="Strong_20_Emphasis">Roman Urdu</text:span> text is often inefficient and prone to errors.</text:p>
        </text:list-item>
        <text:list-item>
          <text:p text:style-name="P2"><text:span text:style-name="Strong_20_Emphasis">Lucid’s Solution</text:span>:<text:line-break/><text:span text:style-name="Strong_20_Emphasis">Project Lucid</text:span> addresses this by encoding Urdu phonemes in a <text:span text:style-name="Strong_20_Emphasis">standardized Latin-based format</text:span>. This <text:span text:style-name="Strong_20_Emphasis">phonetic representation</text:span> is then rendered using <text:span text:style-name="Strong_20_Emphasis">Lucid glyphs</text:span>. By utilizing <text:span text:style-name="Strong_20_Emphasis">Unicode’s Private Use Area (PUA)</text:span>, Lucid ensures that <text:span text:style-name="Strong_20_Emphasis">Urdu text</text:span> is <text:span text:style-name="Strong_20_Emphasis">searchable</text:span>, <text:span text:style-name="Strong_20_Emphasis">indexable</text:span>, and <text:span text:style-name="Strong_20_Emphasis">retrievable</text:span> just as easily as Latin text.</text:p>
        </text:list-item>
      </text:list>
      <text:p text:style-name="Horizontal_20_Line"/>
      <text:h text:style-name="Heading_20_2" text:outline-level="2"><text:span text:style-name="Strong_20_Emphasis">III. THE DESIGN ETHOS: SIMPLIFICATION AND FUNCTIONALITY</text:span></text:h>
      <text:h text:style-name="Heading_20_3" text:outline-level="3">3.1 <text:span text:style-name="Strong_20_Emphasis">Phonetic Atomism: The Core Design Principle</text:span></text:h>
      <text:p text:style-name="Text_20_body">The core philosophy of <text:span text:style-name="Strong_20_Emphasis">Project Lucid</text:span> is <text:span text:style-name="Strong_20_Emphasis">phonetic atomism</text:span>—the principle that <text:span text:style-name="Strong_20_Emphasis">each phoneme</text:span> corresponds to <text:span text:style-name="Strong_20_Emphasis">one glyph</text:span>. This eliminates the need for <text:span text:style-name="Strong_20_Emphasis">context-sensitive shaping</text:span> and <text:span text:style-name="Strong_20_Emphasis">joining letters</text:span> found in traditional scripts.</text:p>
      <text:list text:style-name="L3">
        <text:list-item>
          <text:p text:style-name="P3"><text:span text:style-name="Strong_20_Emphasis">One Key = One Glyph</text:span>:<text:line-break/>Every <text:span text:style-name="Strong_20_Emphasis">Urdu sound</text:span> is represented by a <text:span text:style-name="Strong_20_Emphasis">distinct glyph</text:span>. This system simplifies Urdu’s complex <text:span text:style-name="Strong_20_Emphasis">shaping rules</text:span>, making it easy to <text:span text:style-name="Strong_20_Emphasis">type</text:span> and <text:span text:style-name="Strong_20_Emphasis">read</text:span> in a <text:span text:style-name="Strong_20_Emphasis">digital-first environment</text:span>.</text:p>
        </text:list-item>
        <text:list-item>
          <text:p text:style-name="P3"><text:span text:style-name="Strong_20_Emphasis">Monospaced Design</text:span>:<text:line-break/>The glyphs are designed to be <text:span text:style-name="Strong_20_Emphasis">monospaced</text:span>, which means each character occupies the same width, improving text <text:span text:style-name="Strong_20_Emphasis">alignment</text:span> and making it more <text:span text:style-name="Strong_20_Emphasis">readable</text:span>.</text:p>
        </text:list-item>
        <text:list-item>
          <text:p text:style-name="P3"><text:span text:style-name="Strong_20_Emphasis">No Contextual Shaping</text:span>:<text:line-break/>Unlike traditional Urdu scripts, where the appearance of letters changes based on context (beginning, middle, end), <text:span text:style-name="Strong_20_Emphasis">Lucid</text:span> ensures that <text:span text:style-name="Strong_20_Emphasis">every letter appears the same</text:span> in all contexts.</text:p>
        </text:list-item>
      </text:list>
      <text:h text:style-name="Heading_20_3" text:outline-level="3"><text:soft-page-break/>3.2 <text:span text:style-name="Strong_20_Emphasis">The 25mm Isometric Grid</text:span></text:h>
      <text:p text:style-name="Text_20_body">Each glyph in <text:span text:style-name="Strong_20_Emphasis">Project Lucid</text:span> is designed within a <text:span text:style-name="Strong_20_Emphasis">25mm x 25mm isometric grid</text:span>, providing a uniform <text:span text:style-name="Strong_20_Emphasis">design structure</text:span> and ensuring <text:span text:style-name="Strong_20_Emphasis">consistency</text:span> across devices and sizes.</text:p>
      <text:list text:style-name="L4">
        <text:list-item>
          <text:p text:style-name="P4"><text:span text:style-name="Strong_20_Emphasis">Rhythmic Legibility</text:span>:<text:line-break/>The monospaced nature of Lucid aids in <text:span text:style-name="Strong_20_Emphasis">faster reading speeds</text:span> and ensures that each character is easy to track, which is essential for <text:span text:style-name="Strong_20_Emphasis">high-speed typing</text:span>.</text:p>
        </text:list-item>
        <text:list-item>
          <text:p text:style-name="P4"><text:span text:style-name="Strong_20_Emphasis">Universal Scalability</text:span>:<text:line-break/>The <text:span text:style-name="Strong_20_Emphasis">vector-based design</text:span> of Lucid ensures that it can scale from small icons to <text:span text:style-name="Strong_20_Emphasis">large displays</text:span> without losing visual integrity.</text:p>
        </text:list-item>
      </text:list>
      <text:h text:style-name="Heading_20_3" text:outline-level="3">3.3 <text:span text:style-name="Strong_20_Emphasis">Non-Joining Glyphs, No Shaping Engine</text:span></text:h>
      <text:p text:style-name="Text_20_body">By eliminating the need for <text:span text:style-name="Strong_20_Emphasis">shaping engines</text:span> and <text:span text:style-name="Strong_20_Emphasis">contextual alternates</text:span>, Lucid simplifies the system to an <text:span text:style-name="Strong_20_Emphasis">atomic level</text:span>, where each phoneme is <text:span text:style-name="Strong_20_Emphasis">rendered as a single, discrete glyph</text:span>.</text:p>
      <text:list text:style-name="L5">
        <text:list-item>
          <text:p text:style-name="P5"><text:span text:style-name="Strong_20_Emphasis">Efficiency</text:span>:<text:line-break/>Lucid’s <text:span text:style-name="Strong_20_Emphasis">one key = one glyph</text:span> system allows for <text:span text:style-name="Strong_20_Emphasis">instant rendering</text:span> of text, making it as efficient as typing in <text:span text:style-name="Strong_20_Emphasis">Latin script</text:span>.</text:p>
        </text:list-item>
        <text:list-item>
          <text:p text:style-name="P5"><text:span text:style-name="Strong_20_Emphasis">Simplicity</text:span>:<text:line-break/>Users don’t need to worry about which form of a letter to type. Each phoneme is represented by a consistent, predictable glyph.</text:p>
        </text:list-item>
      </text:list>
      <text:p text:style-name="Horizontal_20_Line"/>
      <text:h text:style-name="Heading_20_2" text:outline-level="2"><text:span text:style-name="Strong_20_Emphasis">IV. THE 39-GLYPH TECHNICAL REPERTORY</text:span></text:h>
      <text:p text:style-name="Text_20_body"><text:span text:style-name="Strong_20_Emphasis">Lucid</text:span> is built upon a set of <text:span text:style-name="Strong_20_Emphasis">39 discrete glyphs</text:span>, each representing a distinct <text:span text:style-name="Strong_20_Emphasis">Urdu phoneme</text:span>. These glyphs are mapped to <text:span text:style-name="Strong_20_Emphasis">Private Use Area (PUA)</text:span> codepoints within the <text:span text:style-name="Strong_20_Emphasis">Unicode standard</text:span>.</text:p>
      <text:h text:style-name="Heading_20_3" text:outline-level="3">4.1 <text:span text:style-name="Strong_20_Emphasis">Consonants (The Core Sound System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Key</text:p>
            </table:table-cell>
            <table:table-cell table:style-name="Table1.A1" office:value-type="string">
              <text:p text:style-name="Table_20_Heading">PUA Code</text:p>
            </table:table-cell>
            <table:table-cell table:style-name="Table1.A1" office:value-type="string">
              <text:p text:style-name="Table_20_Heading">IPA</text:p>
            </table:table-cell>
            <table:table-cell table:style-name="Table1.A1" office:value-type="string">
              <text:p text:style-name="Table_20_Heading">Sound Class</text:p>
            </table:table-cell>
            <table:table-cell table:style-name="Table1.A1" office:value-type="string">
              <text:p text:style-name="Table_20_Heading">Notes</text:p>
            </table:table-cell>
            <table:table-cell table:style-name="Table1.A1" office:value-type="string">
              <text:p text:style-name="Table_20_Heading">SVG Filename</text:p>
            </table:table-cell>
          </table:table-row>
        </table:table-header-rows>
        <table:table-row>
          <table:table-cell table:style-name="Table1.A1" office:value-type="string">
            <text:p text:style-name="Table_20_Contents">b</text:p>
          </table:table-cell>
          <table:table-cell table:style-name="Table1.A1" office:value-type="string">
            <text:p text:style-name="Table_20_Contents">U+E000</text:p>
          </table:table-cell>
          <table:table-cell table:style-name="Table1.A1" office:value-type="string">
            <text:p text:style-name="Table_20_Contents">/b/</text:p>
          </table:table-cell>
          <table:table-cell table:style-name="Table1.A1" office:value-type="string">
            <text:p text:style-name="Table_20_Contents">Plosive</text:p>
          </table:table-cell>
          <table:table-cell table:style-name="Table1.A1" office:value-type="string">
            <text:p text:style-name="Table_20_Contents">Primary Labial</text:p>
          </table:table-cell>
          <table:table-cell table:style-name="Table1.A1" office:value-type="string">
            <text:p text:style-name="Table_20_Contents">bay.svg</text:p>
          </table:table-cell>
        </table:table-row>
        <table:table-row>
          <table:table-cell table:style-name="Table1.A1" office:value-type="string">
            <text:p text:style-name="Table_20_Contents">p</text:p>
          </table:table-cell>
          <table:table-cell table:style-name="Table1.A1" office:value-type="string">
            <text:p text:style-name="Table_20_Contents">U+E001</text:p>
          </table:table-cell>
          <table:table-cell table:style-name="Table1.A1" office:value-type="string">
            <text:p text:style-name="Table_20_Contents">/p/</text:p>
          </table:table-cell>
          <table:table-cell table:style-name="Table1.A1" office:value-type="string">
            <text:p text:style-name="Table_20_Contents">Plosive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pay.svg</text:p>
          </table:table-cell>
        </table:table-row>
        <table:table-row>
          <table:table-cell table:style-name="Table1.A1" office:value-type="string">
            <text:p text:style-name="Table_20_Contents">t</text:p>
          </table:table-cell>
          <table:table-cell table:style-name="Table1.A1" office:value-type="string">
            <text:p text:style-name="Table_20_Contents">U+E002</text:p>
          </table:table-cell>
          <table:table-cell table:style-name="Table1.A1" office:value-type="string">
            <text:p text:style-name="Table_20_Contents">/t/</text:p>
          </table:table-cell>
          <table:table-cell table:style-name="Table1.A1" office:value-type="string">
            <text:p text:style-name="Table_20_Contents">Dental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tey.svg</text:p>
          </table:table-cell>
        </table:table-row>
        <table:table-row>
          <table:table-cell table:style-name="Table1.A1" office:value-type="string">
            <text:p text:style-name="Table_20_Contents">v</text:p>
          </table:table-cell>
          <table:table-cell table:style-name="Table1.A1" office:value-type="string">
            <text:p text:style-name="Table_20_Contents">U+E003</text:p>
          </table:table-cell>
          <table:table-cell table:style-name="Table1.A1" office:value-type="string">
            <text:p text:style-name="Table_20_Contents">/t/</text:p>
          </table:table-cell>
          <table:table-cell table:style-name="Table1.A1" office:value-type="string">
            <text:p text:style-name="Table_20_Contents">Soft-T variant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toay.svg</text:p>
          </table:table-cell>
        </table:table-row>
        <table:table-row>
          <table:table-cell table:style-name="Table1.A1" office:value-type="string">
            <text:p text:style-name="Table_20_Contents">T</text:p>
          </table:table-cell>
          <table:table-cell table:style-name="Table1.A1" office:value-type="string">
            <text:p text:style-name="Table_20_Contents">U+E004</text:p>
          </table:table-cell>
          <table:table-cell table:style-name="Table1.A1" office:value-type="string">
            <text:p text:style-name="Table_20_Contents">/ʈ/</text:p>
          </table:table-cell>
          <table:table-cell table:style-name="Table1.A1" office:value-type="string">
            <text:p text:style-name="Table_20_Contents">Retroflex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they.svg</text:p>
          </table:table-cell>
        </table:table-row>
        <table:table-row>
          <table:table-cell table:style-name="Table1.A1" office:value-type="string">
            <text:p text:style-name="Table_20_Contents">d</text:p>
          </table:table-cell>
          <table:table-cell table:style-name="Table1.A1" office:value-type="string">
            <text:p text:style-name="Table_20_Contents">U+E005</text:p>
          </table:table-cell>
          <table:table-cell table:style-name="Table1.A1" office:value-type="string">
            <text:p text:style-name="Table_20_Contents">/d/</text:p>
          </table:table-cell>
          <table:table-cell table:style-name="Table1.A1" office:value-type="string">
            <text:p text:style-name="Table_20_Contents">Dental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daal.svg</text:p>
          </table:table-cell>
        </table:table-row>
        <table:table-row>
          <table:table-cell table:style-name="Table1.A1" office:value-type="string">
            <text:p text:style-name="Table_20_Contents">D</text:p>
          </table:table-cell>
          <table:table-cell table:style-name="Table1.A1" office:value-type="string">
            <text:p text:style-name="Table_20_Contents">U+E006</text:p>
          </table:table-cell>
          <table:table-cell table:style-name="Table1.A1" office:value-type="string">
            <text:p text:style-name="Table_20_Contents">/ɖ/</text:p>
          </table:table-cell>
          <table:table-cell table:style-name="Table1.A1" office:value-type="string">
            <text:p text:style-name="Table_20_Contents">Retroflex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dhaal.svg</text:p>
          </table:table-cell>
        </table:table-row>
        <table:table-row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U+E007</text:p>
          </table:table-cell>
          <table:table-cell table:style-name="Table1.A1" office:value-type="string">
            <text:p text:style-name="Table_20_Contents">/r/</text:p>
          </table:table-cell>
          <table:table-cell table:style-name="Table1.A1" office:value-type="string">
            <text:p text:style-name="Table_20_Contents">Tap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ray.svg</text:p>
          </table:table-cell>
        </table:table-row>
        <table:table-row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U+E008</text:p>
          </table:table-cell>
          <table:table-cell table:style-name="Table1.A1" office:value-type="string">
            <text:p text:style-name="Table_20_Contents">/ɽ/</text:p>
          </table:table-cell>
          <table:table-cell table:style-name="Table1.A1" office:value-type="string">
            <text:p text:style-name="Table_20_Contents">Retroflex Flap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rhey.svg</text:p>
          </table:table-cell>
        </table:table-row>
        <table:table-row>
          <table:table-cell table:style-name="Table1.A1" office:value-type="string">
            <text:p text:style-name="Table_20_Contents">j</text:p>
          </table:table-cell>
          <table:table-cell table:style-name="Table1.A1" office:value-type="string">
            <text:p text:style-name="Table_20_Contents">U+E009</text:p>
          </table:table-cell>
          <table:table-cell table:style-name="Table1.A1" office:value-type="string">
            <text:p text:style-name="Table_20_Contents">/dʒ/</text:p>
          </table:table-cell>
          <table:table-cell table:style-name="Table1.A1" office:value-type="string">
            <text:p text:style-name="Table_20_Contents">Affricate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jeem.svg</text:p>
          </table:table-cell>
        </table:table-row>
        <table:table-row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+E00A</text:p>
          </table:table-cell>
          <table:table-cell table:style-name="Table1.A1" office:value-type="string">
            <text:p text:style-name="Table_20_Contents">/tʃ/</text:p>
          </table:table-cell>
          <table:table-cell table:style-name="Table1.A1" office:value-type="string">
            <text:p text:style-name="Table_20_Contents">Affricate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chey.svg</text:p>
          </table:table-cell>
        </table:table-row>
        <table:table-row>
          <table:table-cell table:style-name="Table1.A1" office:value-type="string">
            <text:p text:style-name="Table_20_Contents">k</text:p>
          </table:table-cell>
          <table:table-cell table:style-name="Table1.A1" office:value-type="string">
            <text:p text:style-name="Table_20_Contents">U+E00B</text:p>
          </table:table-cell>
          <table:table-cell table:style-name="Table1.A1" office:value-type="string">
            <text:p text:style-name="Table_20_Contents">/k/</text:p>
          </table:table-cell>
          <table:table-cell table:style-name="Table1.A1" office:value-type="string">
            <text:p text:style-name="Table_20_Contents">Velar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keaf-kash-wali.svg</text:p>
          </table:table-cell>
        </table:table-row>
        <table:table-row>
          <table:table-cell table:style-name="Table1.A1" office:value-type="string">
            <text:p text:style-name="Table_20_Contents">g</text:p>
          </table:table-cell>
          <table:table-cell table:style-name="Table1.A1" office:value-type="string">
            <text:p text:style-name="Table_20_Contents">U+E00C</text:p>
          </table:table-cell>
          <table:table-cell table:style-name="Table1.A1" office:value-type="string">
            <text:p text:style-name="Table_20_Contents">/g/</text:p>
          </table:table-cell>
          <table:table-cell table:style-name="Table1.A1" office:value-type="string">
            <text:p text:style-name="Table_20_Contents">Velar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gaaf.svg</text:p>
          </table:table-cell>
        </table:table-row>
        <table:table-row>
          <table:table-cell table:style-name="Table1.A1" office:value-type="string">
            <text:p text:style-name="Table_20_Contents">f</text:p>
          </table:table-cell>
          <table:table-cell table:style-name="Table1.A1" office:value-type="string">
            <text:p text:style-name="Table_20_Contents">U+E00D</text:p>
          </table:table-cell>
          <table:table-cell table:style-name="Table1.A1" office:value-type="string">
            <text:p text:style-name="Table_20_Contents">/f/</text:p>
          </table:table-cell>
          <table:table-cell table:style-name="Table1.A1" office:value-type="string">
            <text:p text:style-name="Table_20_Contents">Labiodental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fey.svg</text:p>
          </table:table-cell>
        </table:table-row>
        <text:soft-page-break/>
        <table:table-row>
          <table:table-cell table:style-name="Table1.A1" office:value-type="string">
            <text:p text:style-name="Table_20_Contents">q</text:p>
          </table:table-cell>
          <table:table-cell table:style-name="Table1.A1" office:value-type="string">
            <text:p text:style-name="Table_20_Contents">U+E00E</text:p>
          </table:table-cell>
          <table:table-cell table:style-name="Table1.A1" office:value-type="string">
            <text:p text:style-name="Table_20_Contents">/q/</text:p>
          </table:table-cell>
          <table:table-cell table:style-name="Table1.A1" office:value-type="string">
            <text:p text:style-name="Table_20_Contents">Uvular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kaaf-nukta-wali.svg</text:p>
          </table:table-cell>
        </table:table-row>
        <table:table-row>
          <table:table-cell table:style-name="Table1.A1" office:value-type="string">
            <text:p text:style-name="Table_20_Contents">s</text:p>
          </table:table-cell>
          <table:table-cell table:style-name="Table1.A1" office:value-type="string">
            <text:p text:style-name="Table_20_Contents">U+E00F</text:p>
          </table:table-cell>
          <table:table-cell table:style-name="Table1.A1" office:value-type="string">
            <text:p text:style-name="Table_20_Contents">/s/</text:p>
          </table:table-cell>
          <table:table-cell table:style-name="Table1.A1" office:value-type="string">
            <text:p text:style-name="Table_20_Contents">Sibilant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seen.svg</text:p>
          </table:table-cell>
        </table:table-row>
        <table:table-row>
          <table:table-cell table:style-name="Table1.A1" office:value-type="string">
            <text:p text:style-name="Table_20_Contents">S</text:p>
          </table:table-cell>
          <table:table-cell table:style-name="Table1.A1" office:value-type="string">
            <text:p text:style-name="Table_20_Contents">U+E010</text:p>
          </table:table-cell>
          <table:table-cell table:style-name="Table1.A1" office:value-type="string">
            <text:p text:style-name="Table_20_Contents">/s/</text:p>
          </table:table-cell>
          <table:table-cell table:style-name="Table1.A1" office:value-type="string">
            <text:p text:style-name="Table_20_Contents">Sibilant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suad.svg</text:p>
          </table:table-cell>
        </table:table-row>
        <table:table-row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+E011</text:p>
          </table:table-cell>
          <table:table-cell table:style-name="Table1.A1" office:value-type="string">
            <text:p text:style-name="Table_20_Contents">/s/</text:p>
          </table:table-cell>
          <table:table-cell table:style-name="Table1.A1" office:value-type="string">
            <text:p text:style-name="Table_20_Contents">Sibilant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sey.svg</text:p>
          </table:table-cell>
        </table:table-row>
        <table:table-row>
          <table:table-cell table:style-name="Table1.A1" office:value-type="string">
            <text:p text:style-name="Table_20_Contents">z</text:p>
          </table:table-cell>
          <table:table-cell table:style-name="Table1.A1" office:value-type="string">
            <text:p text:style-name="Table_20_Contents">U+E012</text:p>
          </table:table-cell>
          <table:table-cell table:style-name="Table1.A1" office:value-type="string">
            <text:p text:style-name="Table_20_Contents">/z/</text:p>
          </table:table-cell>
          <table:table-cell table:style-name="Table1.A1" office:value-type="string">
            <text:p text:style-name="Table_20_Contents">Fricative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zay.svg</text:p>
          </table:table-cell>
        </table:table-row>
        <table:table-row>
          <table:table-cell table:style-name="Table1.A1" office:value-type="string">
            <text:p text:style-name="Table_20_Contents">Z</text:p>
          </table:table-cell>
          <table:table-cell table:style-name="Table1.A1" office:value-type="string">
            <text:p text:style-name="Table_20_Contents">U+E013</text:p>
          </table:table-cell>
          <table:table-cell table:style-name="Table1.A1" office:value-type="string">
            <text:p text:style-name="Table_20_Contents">/z/</text:p>
          </table:table-cell>
          <table:table-cell table:style-name="Table1.A1" office:value-type="string">
            <text:p text:style-name="Table_20_Contents">Fricative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zaal.svg</text:p>
          </table:table-cell>
        </table:table-row>
        <table:table-row>
          <table:table-cell table:style-name="Table1.A1" office:value-type="string">
            <text:p text:style-name="Table_20_Contents">J</text:p>
          </table:table-cell>
          <table:table-cell table:style-name="Table1.A1" office:value-type="string">
            <text:p text:style-name="Table_20_Contents">U+E014</text:p>
          </table:table-cell>
          <table:table-cell table:style-name="Table1.A1" office:value-type="string">
            <text:p text:style-name="Table_20_Contents">/z/</text:p>
          </table:table-cell>
          <table:table-cell table:style-name="Table1.A1" office:value-type="string">
            <text:p text:style-name="Table_20_Contents">Fricative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zoaad.svg</text:p>
          </table:table-cell>
        </table:table-row>
        <table:table-row>
          <table:table-cell table:style-name="Table1.A1" office:value-type="string">
            <text:p text:style-name="Table_20_Contents">V</text:p>
          </table:table-cell>
          <table:table-cell table:style-name="Table1.A1" office:value-type="string">
            <text:p text:style-name="Table_20_Contents">U+E015</text:p>
          </table:table-cell>
          <table:table-cell table:style-name="Table1.A1" office:value-type="string">
            <text:p text:style-name="Table_20_Contents">/z/</text:p>
          </table:table-cell>
          <table:table-cell table:style-name="Table1.A1" office:value-type="string">
            <text:p text:style-name="Table_20_Contents">Fricative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zoay.svg</text:p>
          </table:table-cell>
        </table:table-row>
        <table:table-row>
          <table:table-cell table:style-name="Table1.A1" office:value-type="string">
            <text:p text:style-name="Table_20_Contents">x</text:p>
          </table:table-cell>
          <table:table-cell table:style-name="Table1.A1" office:value-type="string">
            <text:p text:style-name="Table_20_Contents">U+E016</text:p>
          </table:table-cell>
          <table:table-cell table:style-name="Table1.A1" office:value-type="string">
            <text:p text:style-name="Table_20_Contents">/ʃ/</text:p>
          </table:table-cell>
          <table:table-cell table:style-name="Table1.A1" office:value-type="string">
            <text:p text:style-name="Table_20_Contents">Sibilant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sheen.svg</text:p>
          </table:table-cell>
        </table:table-row>
        <table:table-row>
          <table:table-cell table:style-name="Table1.A1" office:value-type="string">
            <text:p text:style-name="Table_20_Contents">o</text:p>
          </table:table-cell>
          <table:table-cell table:style-name="Table1.A1" office:value-type="string">
            <text:p text:style-name="Table_20_Contents">U+E017</text:p>
          </table:table-cell>
          <table:table-cell table:style-name="Table1.A1" office:value-type="string">
            <text:p text:style-name="Table_20_Contents">/h/</text:p>
          </table:table-cell>
          <table:table-cell table:style-name="Table1.A1" office:value-type="string">
            <text:p text:style-name="Table_20_Contents">Aspirate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hey-hum-wali.svg</text:p>
          </table:table-cell>
        </table:table-row>
        <table:table-row>
          <table:table-cell table:style-name="Table1.A1" office:value-type="string">
            <text:p text:style-name="Table_20_Contents">h</text:p>
          </table:table-cell>
          <table:table-cell table:style-name="Table1.A1" office:value-type="string">
            <text:p text:style-name="Table_20_Contents">U+E018</text:p>
          </table:table-cell>
          <table:table-cell table:style-name="Table1.A1" office:value-type="string">
            <text:p text:style-name="Table_20_Contents">/ħ/</text:p>
          </table:table-cell>
          <table:table-cell table:style-name="Table1.A1" office:value-type="string">
            <text:p text:style-name="Table_20_Contents">Aspirate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hey.svg</text:p>
          </table:table-cell>
        </table:table-row>
        <table:table-row>
          <table:table-cell table:style-name="Table1.A1" office:value-type="string">
            <text:p text:style-name="Table_20_Contents">G</text:p>
          </table:table-cell>
          <table:table-cell table:style-name="Table1.A1" office:value-type="string">
            <text:p text:style-name="Table_20_Contents">U+E019</text:p>
          </table:table-cell>
          <table:table-cell table:style-name="Table1.A1" office:value-type="string">
            <text:p text:style-name="Table_20_Contents">/ɣ/</text:p>
          </table:table-cell>
          <table:table-cell table:style-name="Table1.A1" office:value-type="string">
            <text:p text:style-name="Table_20_Contents">Fricative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ghaen.svg</text:p>
          </table:table-cell>
        </table:table-row>
        <table:table-row>
          <table:table-cell table:style-name="Table1.A1" office:value-type="string">
            <text:p text:style-name="Table_20_Contents">K</text:p>
          </table:table-cell>
          <table:table-cell table:style-name="Table1.A1" office:value-type="string">
            <text:p text:style-name="Table_20_Contents">U+E01A</text:p>
          </table:table-cell>
          <table:table-cell table:style-name="Table1.A1" office:value-type="string">
            <text:p text:style-name="Table_20_Contents">/x/</text:p>
          </table:table-cell>
          <table:table-cell table:style-name="Table1.A1" office:value-type="string">
            <text:p text:style-name="Table_20_Contents">Fricative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khey.svg</text:p>
          </table:table-cell>
        </table:table-row>
        <table:table-row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U+E01B</text:p>
          </table:table-cell>
          <table:table-cell table:style-name="Table1.A1" office:value-type="string">
            <text:p text:style-name="Table_20_Contents">/m/</text:p>
          </table:table-cell>
          <table:table-cell table:style-name="Table1.A1" office:value-type="string">
            <text:p text:style-name="Table_20_Contents">Nasal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meem.svg</text:p>
          </table:table-cell>
        </table:table-row>
        <table:table-row>
          <table:table-cell table:style-name="Table1.A1" office:value-type="string">
            <text:p text:style-name="Table_20_Contents">n</text:p>
          </table:table-cell>
          <table:table-cell table:style-name="Table1.A1" office:value-type="string">
            <text:p text:style-name="Table_20_Contents">U+E01C</text:p>
          </table:table-cell>
          <table:table-cell table:style-name="Table1.A1" office:value-type="string">
            <text:p text:style-name="Table_20_Contents">/n/</text:p>
          </table:table-cell>
          <table:table-cell table:style-name="Table1.A1" office:value-type="string">
            <text:p text:style-name="Table_20_Contents">Nasal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noon-nukta.svg</text:p>
          </table:table-cell>
        </table:table-row>
        <table:table-row>
          <table:table-cell table:style-name="Table1.A1" office:value-type="string">
            <text:p text:style-name="Table_20_Contents">X</text:p>
          </table:table-cell>
          <table:table-cell table:style-name="Table1.A1" office:value-type="string">
            <text:p text:style-name="Table_20_Contents">U+E01D</text:p>
          </table:table-cell>
          <table:table-cell table:style-name="Table1.A1" office:value-type="string">
            <text:p text:style-name="Table_20_Contents">/ʒ/</text:p>
          </table:table-cell>
          <table:table-cell table:style-name="Table1.A1" office:value-type="string">
            <text:p text:style-name="Table_20_Contents">Persian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seh-arrey-k-baad-wali.svg</text:p>
          </table:table-cell>
        </table:table-row>
        <table:table-row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Table_20_Contents">U+E01E</text:p>
          </table:table-cell>
          <table:table-cell table:style-name="Table1.A1" office:value-type="string">
            <text:p text:style-name="Table_20_Contents">/a/</text:p>
          </table:table-cell>
          <table:table-cell table:style-name="Table1.A1" office:value-type="string">
            <text:p text:style-name="Table_20_Contents">Vowel (Alif)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alif.svg</text:p>
          </table:table-cell>
        </table:table-row>
        <table:table-row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Table_20_Contents">U+E01F</text:p>
          </table:table-cell>
          <table:table-cell table:style-name="Table1.A1" office:value-type="string">
            <text:p text:style-name="Table_20_Contents">/aː/</text:p>
          </table:table-cell>
          <table:table-cell table:style-name="Table1.A1" office:value-type="string">
            <text:p text:style-name="Table_20_Contents">Vowel (Long Alif)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alif-maddah.svg</text:p>
          </table:table-cell>
        </table:table-row>
        <table:table-row>
          <table:table-cell table:style-name="Table1.A1" office:value-type="string">
            <text:p text:style-name="Table_20_Contents">i</text:p>
          </table:table-cell>
          <table:table-cell table:style-name="Table1.A1" office:value-type="string">
            <text:p text:style-name="Table_20_Contents">U+E020</text:p>
          </table:table-cell>
          <table:table-cell table:style-name="Table1.A1" office:value-type="string">
            <text:p text:style-name="Table_20_Contents">/i/</text:p>
          </table:table-cell>
          <table:table-cell table:style-name="Table1.A1" office:value-type="string">
            <text:p text:style-name="Table_20_Contents">High Vowel (Ye)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ye-chotti.svg</text:p>
          </table:table-cell>
        </table:table-row>
        <table:table-row>
          <table:table-cell table:style-name="Table1.A1" office:value-type="string">
            <text:p text:style-name="Table_20_Contents">y</text:p>
          </table:table-cell>
          <table:table-cell table:style-name="Table1.A1" office:value-type="string">
            <text:p text:style-name="Table_20_Contents">U+E021</text:p>
          </table:table-cell>
          <table:table-cell table:style-name="Table1.A1" office:value-type="string">
            <text:p text:style-name="Table_20_Contents">/e/</text:p>
          </table:table-cell>
          <table:table-cell table:style-name="Table1.A1" office:value-type="string">
            <text:p text:style-name="Table_20_Contents">Mid Vowel (Bari Ye)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ye-barri.svg</text:p>
          </table:table-cell>
        </table:table-row>
        <table:table-row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U+E022</text:p>
          </table:table-cell>
          <table:table-cell table:style-name="Table1.A1" office:value-type="string">
            <text:p text:style-name="Table_20_Contents">/u/</text:p>
          </table:table-cell>
          <table:table-cell table:style-name="Table1.A1" office:value-type="string">
            <text:p text:style-name="Table_20_Contents">Vowel (Wao)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wow.svg</text:p>
          </table:table-cell>
        </table:table-row>
        <table:table-row>
          <table:table-cell table:style-name="Table1.A1" office:value-type="string">
            <text:p text:style-name="Table_20_Contents">e</text:p>
          </table:table-cell>
          <table:table-cell table:style-name="Table1.A1" office:value-type="string">
            <text:p text:style-name="Table_20_Contents">U+E025</text:p>
          </table:table-cell>
          <table:table-cell table:style-name="Table1.A1" office:value-type="string">
            <text:p text:style-name="Table_20_Contents">/ɛ/</text:p>
          </table:table-cell>
          <table:table-cell table:style-name="Table1.A1" office:value-type="string">
            <text:p text:style-name="Table_20_Contents">Vowel (Ain)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aen.svg</text:p>
          </table:table-cell>
        </table:table-row>
        <table:table-row>
          <table:table-cell table:style-name="Table1.A1" office:value-type="string">
            <text:p text:style-name="Table_20_Contents">u</text:p>
          </table:table-cell>
          <table:table-cell table:style-name="Table1.A1" office:value-type="string">
            <text:p text:style-name="Table_20_Contents">U+E026</text:p>
          </table:table-cell>
          <table:table-cell table:style-name="Table1.A1" office:value-type="string">
            <text:p text:style-name="Table_20_Contents">/ʔ/</text:p>
          </table:table-cell>
          <table:table-cell table:style-name="Table1.A1" office:value-type="string">
            <text:p text:style-name="Table_20_Contents">Glottal Stop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hamza.svg</text:p>
          </table:table-cell>
        </table:table-row>
        <table:table-row>
          <table:table-cell table:style-name="Table1.A1" office:value-type="string">
            <text:p text:style-name="Table_20_Contents">N</text:p>
          </table:table-cell>
          <table:table-cell table:style-name="Table1.A1" office:value-type="string">
            <text:p text:style-name="Table_20_Contents">U+E027</text:p>
          </table:table-cell>
          <table:table-cell table:style-name="Table1.A1" office:value-type="string">
            <text:p text:style-name="Table_20_Contents">/ ◌̃ /</text:p>
          </table:table-cell>
          <table:table-cell table:style-name="Table1.A1" office:value-type="string">
            <text:p text:style-name="Table_20_Contents">Nasal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noon-ghuna.svg</text:p>
          </table:table-cell>
        </table:table-row>
        <table:table-row>
          <table:table-cell table:style-name="Table1.A1" office:value-type="string">
            <text:p text:style-name="Table_20_Contents">l</text:p>
          </table:table-cell>
          <table:table-cell table:style-name="Table1.A1" office:value-type="string">
            <text:p text:style-name="Table_20_Contents">U+E028</text:p>
          </table:table-cell>
          <table:table-cell table:style-name="Table1.A1" office:value-type="string">
            <text:p text:style-name="Table_20_Contents">/l/</text:p>
          </table:table-cell>
          <table:table-cell table:style-name="Table1.A1" office:value-type="string">
            <text:p text:style-name="Table_20_Contents">Lāmd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>laam.svg</text:p>
          </table:table-cell>
        </table:table-row>
      </table:table>
      <text:p text:style-name="Horizontal_20_Line"/>
      <text:h text:style-name="Heading_20_2" text:outline-level="2"><text:span text:style-name="Strong_20_Emphasis">V. ENGINEERING SPECIFICATIONS: THE FONTFORGE PROTOCOL</text:span></text:h>
      <text:h text:style-name="Heading_20_3" text:outline-level="3">5.1 <text:span text:style-name="Strong_20_Emphasis">Em-Square Normalization</text:span></text:h>
      <text:list text:style-name="L6">
        <text:list-item>
          <text:p text:style-name="P7"><text:span text:style-name="Strong_20_Emphasis">Units per Em (UPM)</text:span>: <text:span text:style-name="Strong_20_Emphasis">1000</text:span> for precise scaling and alignment.</text:p>
        </text:list-item>
        <text:list-item>
          <text:p text:style-name="P7"><text:span text:style-name="Strong_20_Emphasis">Advance Width</text:span>: <text:span text:style-name="Strong_20_Emphasis">Fixed at 1000</text:span> to ensure the font behaves as a <text:span text:style-name="Strong_20_Emphasis">monospaced system</text:span>.</text:p>
        </text:list-item>
      </text:list>
      <text:h text:style-name="Heading_20_3" text:outline-level="3">5.2 <text:span text:style-name="Strong_20_Emphasis">OpenType GSUB Engine</text:span></text:h>
      <text:p text:style-name="Text_20_body">The <text:span text:style-name="Strong_20_Emphasis">GSUB (Glyph Substitution)</text:span> feature will be used to map <text:span text:style-name="Strong_20_Emphasis">Latin keys</text:span> to their corresponding <text:span text:style-name="Strong_20_Emphasis">Lucid glyphs</text:span>. This ensures <text:span text:style-name="Strong_20_Emphasis">seamless typing</text:span> across platforms.</text:p>
      <text:p text:style-name="Preformatted_20_Text"><text:span text:style-name="Source_20_Text">feature calt {</text:span></text:p>
      <text:p text:style-name="Preformatted_20_Text"><text:span text:style-name="Source_20_Text"><text:s text:c="4"/>sub a by uniE000;</text:span></text:p>
      <text:p text:style-name="Preformatted_20_Text"><text:span text:style-name="Source_20_Text"><text:s text:c="4"/>sub A by uniE001;</text:span></text:p>
      <text:p text:style-name="Preformatted_20_Text"><text:span text:style-name="Source_20_Text"><text:s text:c="4"/>sub b by uniE002;</text:span></text:p>
      <text:p text:style-name="Preformatted_20_Text"><text:span text:style-name="Source_20_Text"><text:s text:c="4"/>// Continue for all other phonemes</text:span></text:p>
      <text:p text:style-name="P8"><text:span text:style-name="Source_20_Text">} calt;</text:span></text:p>
      <text:p text:style-name="Horizontal_20_Line"><text:soft-page-break/></text:p>
      <text:h text:style-name="Heading_20_2" text:outline-level="2"><text:span text:style-name="Strong_20_Emphasis">VI. USER INTERFACE (UI) &amp; USER EXPERIENCE (UX) STRATEGY</text:span></text:h>
      <text:h text:style-name="Heading_20_3" text:outline-level="3">6.1 <text:span text:style-name="Strong_20_Emphasis">Zero-Setup Implementation</text:span></text:h>
      <text:p text:style-name="Text_20_body">To start typing in <text:span text:style-name="Strong_20_Emphasis">Lucid Urdu</text:span>:</text:p>
      <text:list text:style-name="L7">
        <text:list-item>
          <text:p text:style-name="P9"><text:span text:style-name="Strong_20_Emphasis">Select the Lucid font</text:span>.</text:p>
        </text:list-item>
        <text:list-item>
          <text:p text:style-name="P9"><text:span text:style-name="Strong_20_Emphasis">Set text direction</text:span> to <text:span text:style-name="Strong_20_Emphasis">Right-to-Left</text:span>.</text:p>
        </text:list-item>
        <text:list-item>
          <text:p text:style-name="P9"><text:span text:style-name="Strong_20_Emphasis">Type normally</text:span> using a <text:span text:style-name="Strong_20_Emphasis">standard QWERTY keyboard</text:span>.</text:p>
        </text:list-item>
      </text:list>
      <text:h text:style-name="Heading_20_3" text:outline-level="3">6.2 <text:span text:style-name="Strong_20_Emphasis">The RTL (Right-to-Left) Advantage</text:span></text:h>
      <text:p text:style-name="Text_20_body">Lucid preserves the <text:span text:style-name="Strong_20_Emphasis">Oriental reading path</text:span> by ensuring text flows <text:span text:style-name="Strong_20_Emphasis">right-to-left</text:span>, aligning with the cultural and neurological reading patterns of <text:span text:style-name="Strong_20_Emphasis">Urdu speakers</text:span>.</text:p>
      <text:p text:style-name="Horizontal_20_Line"/>
      <text:h text:style-name="Heading_20_2" text:outline-level="2"><text:span text:style-name="Strong_20_Emphasis">VII. PITCH TO UNICODE: THE GLOBAL STANDARDIZATION</text:span></text:h>
      <text:h text:style-name="Heading_20_3" text:outline-level="3">7.1 <text:span text:style-name="Strong_20_Emphasis">Accessibility and Inclusion</text:span></text:h>
      <text:p text:style-name="Text_20_body">Lucid’s <text:span text:style-name="Strong_20_Emphasis">monospaced grid</text:span> helps improve <text:span text:style-name="Strong_20_Emphasis">readability</text:span> for <text:span text:style-name="Strong_20_Emphasis">dyslexic</text:span> users. Its geometric shapes enhance <text:span text:style-name="Strong_20_Emphasis">legibility</text:span> on <text:span text:style-name="Strong_20_Emphasis">low-resolution screens</text:span>.</text:p>
      <text:h text:style-name="Heading_20_3" text:outline-level="3">7.2 <text:span text:style-name="Strong_20_Emphasis">Data Integrity</text:span></text:h>
      <text:p text:style-name="Text_20_body">Lucid ensures <text:span text:style-name="Strong_20_Emphasis">deterministic rendering</text:span>, which means that <text:span text:style-name="Strong_20_Emphasis">one phoneme always looks the same</text:span>, eliminating ambiguities in traditional Urdu encoding (e.g., <text:span text:style-name="Strong_20_Emphasis">Hamza</text:span>).</text:p>
      <text:p text:style-name="Horizontal_20_Line"/>
      <text:h text:style-name="Heading_20_2" text:outline-level="2"><text:span text:style-name="Strong_20_Emphasis">VIII. THE ROADMAP TO ADOPTION</text:span></text:h>
      <text:h text:style-name="Heading_20_3" text:outline-level="3">Phase I: <text:span text:style-name="Strong_20_Emphasis">Open-Source Font Release</text:span></text:h>
      <text:p text:style-name="Text_20_body">Release <text:span text:style-name="Strong_20_Emphasis">LucidMonospace-Urdu.otf</text:span> for use in <text:span text:style-name="Strong_20_Emphasis">programming environments</text:span>, <text:span text:style-name="Strong_20_Emphasis">design projects</text:span>, and <text:span text:style-name="Strong_20_Emphasis">writing</text:span>.</text:p>
      <text:h text:style-name="Heading_20_3" text:outline-level="3">Phase II: <text:span text:style-name="Strong_20_Emphasis">IDE and Coding Integration</text:span></text:h>
      <text:p text:style-name="Text_20_body">Promote Lucid as the <text:span text:style-name="Strong_20_Emphasis">first Urdu font</text:span> for <text:span text:style-name="Strong_20_Emphasis">programmers</text:span>, enabling seamless <text:span text:style-name="Strong_20_Emphasis">Urdu typing</text:span> in <text:span text:style-name="Strong_20_Emphasis">code editors</text:span> without breaking <text:span text:style-name="Strong_20_Emphasis">syntax</text:span>.</text:p>
      <text:h text:style-name="Heading_20_3" text:outline-level="3"><text:soft-page-break/>Phase III: <text:span text:style-name="Strong_20_Emphasis">Educational Pilot</text:span></text:h>
      <text:p text:style-name="Text_20_body">Pilot Lucid in <text:span text:style-name="Strong_20_Emphasis">early-childhood literacy</text:span>, focusing on phonetic understanding before teaching <text:span text:style-name="Strong_20_Emphasis">Nastaliq</text:span>.</text:p>
      <text:p text:style-name="Horizontal_20_Line"/>
      <text:h text:style-name="Heading_20_2" text:outline-level="2"><text:span text:style-name="Strong_20_Emphasis">IX. CONCLUSION: A LUCID FUTURE</text:span></text:h>
      <text:p text:style-name="Text_20_body"><text:span text:style-name="Strong_20_Emphasis">Project Lucid</text:span> is more than just a font—it’s the <text:span text:style-name="Strong_20_Emphasis">reclamation of Urdu’s digital future</text:span>. Simplifying the orthographic system while maintaining the <text:span text:style-name="Strong_20_Emphasis">phonetic soul</text:span> of the language, Lucid creates a bridge between <text:span text:style-name="Strong_20_Emphasis">tradition</text:span> and the <text:span text:style-name="Strong_20_Emphasis">speed of modern digital communication</text:span>.</text:p>
      <text:p text:style-name="Text_20_body">Lucid is ready to serve as the new standard for a <text:span text:style-name="Strong_20_Emphasis">global, digital-native Urdu community</text:span>.</text:p>
      <text:p text:style-name="Horizontal_20_Line"/>
      <text:h text:style-name="Heading_20_3" text:outline-level="3"><text:span text:style-name="Strong_20_Emphasis">Final Technical Recommendation</text:span></text:h>
      <text:p text:style-name="Text_20_body">We recommend the <text:span text:style-name="Strong_20_Emphasis">creation of a Comparative PDF</text:span> showing a <text:span text:style-name="Strong_20_Emphasis">Nastaliq sentence</text:span> versus <text:span text:style-name="Strong_20_Emphasis">Lucid Urdu</text:span> to visually demonstrate the <text:span text:style-name="Strong_20_Emphasis">"Isometric Advantage"</text:span> to the <text:span text:style-name="Strong_20_Emphasis">Unicode Consortium</text:span>.</text:p>
      <text:p text:style-name="Horizontal_20_Line"/>
      <text:p text:style-name="Text_20_body">This proposal outlines the principles and <text:span text:style-name="Strong_20_Emphasis">technical specifications</text:span> of <text:span text:style-name="Strong_20_Emphasis">Project Lucid</text:span>, a <text:span text:style-name="Strong_20_Emphasis">new vision</text:span> for <text:span text:style-name="Strong_20_Emphasis">digital Urdu</text:span>, designed to bridge the gap between <text:span text:style-name="Strong_20_Emphasis">tradition</text:span> and <text:span text:style-name="Strong_20_Emphasis">technology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1T20:46:24.533741245</meta:creation-date>
    <dc:date>2026-01-31T20:49:04.151183530</dc:date>
    <meta:editing-duration>PT2M40S</meta:editing-duration>
    <meta:editing-cycles>1</meta:editing-cycles>
    <meta:document-statistic meta:table-count="1" meta:image-count="0" meta:object-count="0" meta:page-count="6" meta:paragraph-count="273" meta:word-count="1447" meta:character-count="9437" meta:non-whitespace-character-count="8267"/>
    <meta:generator>LibreOffice/25.2.3.2$Linux_X86_64 LibreOffice_project/520$Build-2</meta:generator>
  </office:meta>
</office:document-meta>
</file>